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">
      <style:text-properties fo:font-size="18pt" officeooo:rsid="000a0055" officeooo:paragraph-rsid="000a0055" style:font-size-asian="18pt" style:font-size-complex="18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hristmas Gift Game</text:p>
      <text:list xml:id="list1402969387" text:style-name="L1">
        <text:list-item>
          <text:p text:style-name="P1">+1 Round</text:p>
        </text:list-item>
        <text:list-item>
          <text:p text:style-name="P1">Pass Right (1d4)</text:p>
        </text:list-item>
        <text:list-item>
          <text:p text:style-name="P1">Unwrap your Gift</text:p>
        </text:list-item>
        <text:list-item>
          <text:p text:style-name="P1">Pass Left (1d4)</text:p>
        </text:list-item>
        <text:list-item>
          <text:p text:style-name="P1">Take any Action</text:p>
        </text:list-item>
        <text:list-item>
          <text:p text:style-name="P1">Unwrap your Gift</text:p>
        </text:list-item>
        <text:list-item>
          <text:p text:style-name="P1">Pass Right (1d4)</text:p>
        </text:list-item>
        <text:list-item>
          <text:p text:style-name="P1">Have 2 people swap</text:p>
        </text:list-item>
        <text:list-item>
          <text:p text:style-name="P1">Have someone else unwrap their gift</text:p>
        </text:list-item>
        <text:list-item>
          <text:p text:style-name="P1">Steal someones gift</text:p>
        </text:list-item>
        <text:list-item>
          <text:p text:style-name="P1">Unwrap your Gift</text:p>
        </text:list-item>
        <text:list-item>
          <text:p text:style-name="P1">Undo Last Swap</text:p>
        </text:list-item>
        <text:list-item>
          <text:p text:style-name="P1">Pass Right (1d4)</text:p>
        </text:list-item>
        <text:list-item>
          <text:p text:style-name="P1">Steal someones Gift</text:p>
        </text:list-item>
        <text:list-item>
          <text:p text:style-name="P1">Pass Left (1d4)</text:p>
        </text:list-item>
        <text:list-item>
          <text:p text:style-name="P1">Unwrap your Gift</text:p>
        </text:list-item>
        <text:list-item>
          <text:p text:style-name="P1">Have 2 people swap</text:p>
        </text:list-item>
        <text:list-item>
          <text:p text:style-name="P1">Pass Left (1d4)</text:p>
        </text:list-item>
        <text:list-item>
          <text:p text:style-name="P1">Steal someones Gift</text:p>
        </text:list-item>
        <text:list-item>
          <text:p text:style-name="P1">Unwrap your Gift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6T19:36:15.789000000</meta:creation-date>
    <dc:date>2023-12-01T11:19:32.746000000</dc:date>
    <meta:editing-duration>PT5M2S</meta:editing-duration>
    <meta:editing-cycles>3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21" meta:word-count="87" meta:character-count="408" meta:non-whitespace-character-count="362"/>
  </office:meta>
</office:document-meta>
</file>